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ubeTag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atchPLarv 2021 </text:p>
            <text:p> Tube # 0100 </text:p>
            <text:p> dna/rna shield</text:p>
          </table:table-cell>
          <table:table-cell office:value-type="string" calcext:value-type="string">
            <text:p>HatchPLarv 2021 </text:p>
            <text:p> Tube # 0117 </text:p>
            <text:p> dna/rna shield</text:p>
          </table:table-cell>
          <table:table-cell office:value-type="string" calcext:value-type="string">
            <text:p>HatchPLarv 2021 </text:p>
            <text:p> Tube # 0134 </text:p>
            <text:p> dna/rna shield</text:p>
          </table:table-cell>
          <table:table-cell office:value-type="string" calcext:value-type="string">
            <text:p>HatchPLarv 2021 </text:p>
            <text:p> Tube # 0151 </text:p>
            <text:p> dna/rna shield</text:p>
          </table:table-cell>
          <table:table-cell office:value-type="string" calcext:value-type="string">
            <text:p>HatchPLarv 2021 </text:p>
            <text:p> Tube # 0168 </text:p>
            <text:p> dna/rna shield</text:p>
          </table:table-cell>
          <table:table-cell office:value-type="string" calcext:value-type="string">
            <text:p>HatchPLarv 2021 </text:p>
            <text:p> Tube # 0185 </text:p>
            <text:p> dna/rna shield</text:p>
          </table:table-cell>
          <table:table-cell office:value-type="string" calcext:value-type="string">
            <text:p>HatchPLarv 2021 </text:p>
            <text:p> Tube # 0202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1 </text:p>
            <text:p> dna/rna shield</text:p>
          </table:table-cell>
          <table:table-cell office:value-type="string" calcext:value-type="string">
            <text:p>HatchPLarv 2021 </text:p>
            <text:p> Tube # 0118 </text:p>
            <text:p> dna/rna shield</text:p>
          </table:table-cell>
          <table:table-cell office:value-type="string" calcext:value-type="string">
            <text:p>HatchPLarv 2021 </text:p>
            <text:p> Tube # 0135 </text:p>
            <text:p> dna/rna shield</text:p>
          </table:table-cell>
          <table:table-cell office:value-type="string" calcext:value-type="string">
            <text:p>HatchPLarv 2021 </text:p>
            <text:p> Tube # 0152 </text:p>
            <text:p> dna/rna shield</text:p>
          </table:table-cell>
          <table:table-cell office:value-type="string" calcext:value-type="string">
            <text:p>HatchPLarv 2021 </text:p>
            <text:p> Tube # 0169 </text:p>
            <text:p> dna/rna shield</text:p>
          </table:table-cell>
          <table:table-cell office:value-type="string" calcext:value-type="string">
            <text:p>HatchPLarv 2021 </text:p>
            <text:p> Tube # 0186 </text:p>
            <text:p> dna/rna shield</text:p>
          </table:table-cell>
          <table:table-cell office:value-type="string" calcext:value-type="string">
            <text:p>HatchPLarv 2021 </text:p>
            <text:p> Tube # 0203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2 </text:p>
            <text:p> dna/rna shield</text:p>
          </table:table-cell>
          <table:table-cell office:value-type="string" calcext:value-type="string">
            <text:p>HatchPLarv 2021 </text:p>
            <text:p> Tube # 0119 </text:p>
            <text:p> dna/rna shield</text:p>
          </table:table-cell>
          <table:table-cell office:value-type="string" calcext:value-type="string">
            <text:p>HatchPLarv 2021 </text:p>
            <text:p> Tube # 0136 </text:p>
            <text:p> dna/rna shield</text:p>
          </table:table-cell>
          <table:table-cell office:value-type="string" calcext:value-type="string">
            <text:p>HatchPLarv 2021 </text:p>
            <text:p> Tube # 0153 </text:p>
            <text:p> dna/rna shield</text:p>
          </table:table-cell>
          <table:table-cell office:value-type="string" calcext:value-type="string">
            <text:p>HatchPLarv 2021 </text:p>
            <text:p> Tube # 0170 </text:p>
            <text:p> dna/rna shield</text:p>
          </table:table-cell>
          <table:table-cell office:value-type="string" calcext:value-type="string">
            <text:p>HatchPLarv 2021 </text:p>
            <text:p> Tube # 0187 </text:p>
            <text:p> dna/rna shield</text:p>
          </table:table-cell>
          <table:table-cell office:value-type="string" calcext:value-type="string">
            <text:p>HatchPLarv 2021 </text:p>
            <text:p> Tube # 0204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3 </text:p>
            <text:p> dna/rna shield</text:p>
          </table:table-cell>
          <table:table-cell office:value-type="string" calcext:value-type="string">
            <text:p>HatchPLarv 2021 </text:p>
            <text:p> Tube # 0120 </text:p>
            <text:p> dna/rna shield</text:p>
          </table:table-cell>
          <table:table-cell office:value-type="string" calcext:value-type="string">
            <text:p>HatchPLarv 2021 </text:p>
            <text:p> Tube # 0137 </text:p>
            <text:p> dna/rna shield</text:p>
          </table:table-cell>
          <table:table-cell office:value-type="string" calcext:value-type="string">
            <text:p>HatchPLarv 2021 </text:p>
            <text:p> Tube # 0154 </text:p>
            <text:p> dna/rna shield</text:p>
          </table:table-cell>
          <table:table-cell office:value-type="string" calcext:value-type="string">
            <text:p>HatchPLarv 2021 </text:p>
            <text:p> Tube # 0171 </text:p>
            <text:p> dna/rna shield</text:p>
          </table:table-cell>
          <table:table-cell office:value-type="string" calcext:value-type="string">
            <text:p>HatchPLarv 2021 </text:p>
            <text:p> Tube # 0188 </text:p>
            <text:p> dna/rna shield</text:p>
          </table:table-cell>
          <table:table-cell office:value-type="string" calcext:value-type="string">
            <text:p>HatchPLarv 2021 </text:p>
            <text:p> Tube # 0205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4 </text:p>
            <text:p> dna/rna shield</text:p>
          </table:table-cell>
          <table:table-cell office:value-type="string" calcext:value-type="string">
            <text:p>HatchPLarv 2021 </text:p>
            <text:p> Tube # 0121 </text:p>
            <text:p> dna/rna shield</text:p>
          </table:table-cell>
          <table:table-cell office:value-type="string" calcext:value-type="string">
            <text:p>HatchPLarv 2021 </text:p>
            <text:p> Tube # 0138 </text:p>
            <text:p> dna/rna shield</text:p>
          </table:table-cell>
          <table:table-cell office:value-type="string" calcext:value-type="string">
            <text:p>HatchPLarv 2021 </text:p>
            <text:p> Tube # 0155 </text:p>
            <text:p> dna/rna shield</text:p>
          </table:table-cell>
          <table:table-cell office:value-type="string" calcext:value-type="string">
            <text:p>HatchPLarv 2021 </text:p>
            <text:p> Tube # 0172 </text:p>
            <text:p> dna/rna shield</text:p>
          </table:table-cell>
          <table:table-cell office:value-type="string" calcext:value-type="string">
            <text:p>HatchPLarv 2021 </text:p>
            <text:p> Tube # 0189 </text:p>
            <text:p> dna/rna shield</text:p>
          </table:table-cell>
          <table:table-cell office:value-type="string" calcext:value-type="string">
            <text:p>HatchPLarv 2021 </text:p>
            <text:p> Tube # 0206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5 </text:p>
            <text:p> dna/rna shield</text:p>
          </table:table-cell>
          <table:table-cell office:value-type="string" calcext:value-type="string">
            <text:p>HatchPLarv 2021 </text:p>
            <text:p> Tube # 0122 </text:p>
            <text:p> dna/rna shield</text:p>
          </table:table-cell>
          <table:table-cell office:value-type="string" calcext:value-type="string">
            <text:p>HatchPLarv 2021 </text:p>
            <text:p> Tube # 0139 </text:p>
            <text:p> dna/rna shield</text:p>
          </table:table-cell>
          <table:table-cell office:value-type="string" calcext:value-type="string">
            <text:p>HatchPLarv 2021 </text:p>
            <text:p> Tube # 0156 </text:p>
            <text:p> dna/rna shield</text:p>
          </table:table-cell>
          <table:table-cell office:value-type="string" calcext:value-type="string">
            <text:p>HatchPLarv 2021 </text:p>
            <text:p> Tube # 0173 </text:p>
            <text:p> dna/rna shield</text:p>
          </table:table-cell>
          <table:table-cell office:value-type="string" calcext:value-type="string">
            <text:p>HatchPLarv 2021 </text:p>
            <text:p> Tube # 0190 </text:p>
            <text:p> dna/rna shield</text:p>
          </table:table-cell>
          <table:table-cell office:value-type="string" calcext:value-type="string">
            <text:p>HatchPLarv 2021 </text:p>
            <text:p> Tube # 0207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6 </text:p>
            <text:p> dna/rna shield</text:p>
          </table:table-cell>
          <table:table-cell office:value-type="string" calcext:value-type="string">
            <text:p>HatchPLarv 2021 </text:p>
            <text:p> Tube # 0123 </text:p>
            <text:p> dna/rna shield</text:p>
          </table:table-cell>
          <table:table-cell office:value-type="string" calcext:value-type="string">
            <text:p>HatchPLarv 2021 </text:p>
            <text:p> Tube # 0140 </text:p>
            <text:p> dna/rna shield</text:p>
          </table:table-cell>
          <table:table-cell office:value-type="string" calcext:value-type="string">
            <text:p>HatchPLarv 2021 </text:p>
            <text:p> Tube # 0157 </text:p>
            <text:p> dna/rna shield</text:p>
          </table:table-cell>
          <table:table-cell office:value-type="string" calcext:value-type="string">
            <text:p>HatchPLarv 2021 </text:p>
            <text:p> Tube # 0174 </text:p>
            <text:p> dna/rna shield</text:p>
          </table:table-cell>
          <table:table-cell office:value-type="string" calcext:value-type="string">
            <text:p>HatchPLarv 2021 </text:p>
            <text:p> Tube # 0191 </text:p>
            <text:p> dna/rna shield</text:p>
          </table:table-cell>
          <table:table-cell office:value-type="string" calcext:value-type="string">
            <text:p>HatchPLarv 2021 </text:p>
            <text:p> Tube # 0208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7 </text:p>
            <text:p> dna/rna shield</text:p>
          </table:table-cell>
          <table:table-cell office:value-type="string" calcext:value-type="string">
            <text:p>HatchPLarv 2021 </text:p>
            <text:p> Tube # 0124 </text:p>
            <text:p> dna/rna shield</text:p>
          </table:table-cell>
          <table:table-cell office:value-type="string" calcext:value-type="string">
            <text:p>HatchPLarv 2021 </text:p>
            <text:p> Tube # 0141 </text:p>
            <text:p> dna/rna shield</text:p>
          </table:table-cell>
          <table:table-cell office:value-type="string" calcext:value-type="string">
            <text:p>HatchPLarv 2021 </text:p>
            <text:p> Tube # 0158 </text:p>
            <text:p> dna/rna shield</text:p>
          </table:table-cell>
          <table:table-cell office:value-type="string" calcext:value-type="string">
            <text:p>HatchPLarv 2021 </text:p>
            <text:p> Tube # 0175 </text:p>
            <text:p> dna/rna shield</text:p>
          </table:table-cell>
          <table:table-cell office:value-type="string" calcext:value-type="string">
            <text:p>HatchPLarv 2021 </text:p>
            <text:p> Tube # 0192 </text:p>
            <text:p> dna/rna shield</text:p>
          </table:table-cell>
          <table:table-cell office:value-type="string" calcext:value-type="string">
            <text:p>HatchPLarv 2021 </text:p>
            <text:p> Tube # 0209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8 </text:p>
            <text:p> dna/rna shield</text:p>
          </table:table-cell>
          <table:table-cell office:value-type="string" calcext:value-type="string">
            <text:p>HatchPLarv 2021 </text:p>
            <text:p> Tube # 0125 </text:p>
            <text:p> dna/rna shield</text:p>
          </table:table-cell>
          <table:table-cell office:value-type="string" calcext:value-type="string">
            <text:p>HatchPLarv 2021 </text:p>
            <text:p> Tube # 0142 </text:p>
            <text:p> dna/rna shield</text:p>
          </table:table-cell>
          <table:table-cell office:value-type="string" calcext:value-type="string">
            <text:p>HatchPLarv 2021 </text:p>
            <text:p> Tube # 0159 </text:p>
            <text:p> dna/rna shield</text:p>
          </table:table-cell>
          <table:table-cell office:value-type="string" calcext:value-type="string">
            <text:p>HatchPLarv 2021 </text:p>
            <text:p> Tube # 0176 </text:p>
            <text:p> dna/rna shield</text:p>
          </table:table-cell>
          <table:table-cell office:value-type="string" calcext:value-type="string">
            <text:p>HatchPLarv 2021 </text:p>
            <text:p> Tube # 0193 </text:p>
            <text:p> dna/rna shield</text:p>
          </table:table-cell>
          <table:table-cell office:value-type="string" calcext:value-type="string">
            <text:p>HatchPLarv 2021 </text:p>
            <text:p> Tube # 0210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09 </text:p>
            <text:p> dna/rna shield</text:p>
          </table:table-cell>
          <table:table-cell office:value-type="string" calcext:value-type="string">
            <text:p>HatchPLarv 2021 </text:p>
            <text:p> Tube # 0126 </text:p>
            <text:p> dna/rna shield</text:p>
          </table:table-cell>
          <table:table-cell office:value-type="string" calcext:value-type="string">
            <text:p>HatchPLarv 2021 </text:p>
            <text:p> Tube # 0143 </text:p>
            <text:p> dna/rna shield</text:p>
          </table:table-cell>
          <table:table-cell office:value-type="string" calcext:value-type="string">
            <text:p>HatchPLarv 2021 </text:p>
            <text:p> Tube # 0160 </text:p>
            <text:p> dna/rna shield</text:p>
          </table:table-cell>
          <table:table-cell office:value-type="string" calcext:value-type="string">
            <text:p>HatchPLarv 2021 </text:p>
            <text:p> Tube # 0177 </text:p>
            <text:p> dna/rna shield</text:p>
          </table:table-cell>
          <table:table-cell office:value-type="string" calcext:value-type="string">
            <text:p>HatchPLarv 2021 </text:p>
            <text:p> Tube # 0194 </text:p>
            <text:p> dna/rna shield</text:p>
          </table:table-cell>
          <table:table-cell office:value-type="string" calcext:value-type="string">
            <text:p>HatchPLarv 2021 </text:p>
            <text:p> Tube # 0211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0 </text:p>
            <text:p> dna/rna shield</text:p>
          </table:table-cell>
          <table:table-cell office:value-type="string" calcext:value-type="string">
            <text:p>HatchPLarv 2021 </text:p>
            <text:p> Tube # 0127 </text:p>
            <text:p> dna/rna shield</text:p>
          </table:table-cell>
          <table:table-cell office:value-type="string" calcext:value-type="string">
            <text:p>HatchPLarv 2021 </text:p>
            <text:p> Tube # 0144 </text:p>
            <text:p> dna/rna shield</text:p>
          </table:table-cell>
          <table:table-cell office:value-type="string" calcext:value-type="string">
            <text:p>HatchPLarv 2021 </text:p>
            <text:p> Tube # 0161 </text:p>
            <text:p> dna/rna shield</text:p>
          </table:table-cell>
          <table:table-cell office:value-type="string" calcext:value-type="string">
            <text:p>HatchPLarv 2021 </text:p>
            <text:p> Tube # 0178 </text:p>
            <text:p> dna/rna shield</text:p>
          </table:table-cell>
          <table:table-cell office:value-type="string" calcext:value-type="string">
            <text:p>HatchPLarv 2021 </text:p>
            <text:p> Tube # 0195 </text:p>
            <text:p> dna/rna shield</text:p>
          </table:table-cell>
          <table:table-cell office:value-type="string" calcext:value-type="string">
            <text:p>HatchPLarv 2021 </text:p>
            <text:p> Tube # 0212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1 </text:p>
            <text:p> dna/rna shield</text:p>
          </table:table-cell>
          <table:table-cell office:value-type="string" calcext:value-type="string">
            <text:p>HatchPLarv 2021 </text:p>
            <text:p> Tube # 0128 </text:p>
            <text:p> dna/rna shield</text:p>
          </table:table-cell>
          <table:table-cell office:value-type="string" calcext:value-type="string">
            <text:p>HatchPLarv 2021 </text:p>
            <text:p> Tube # 0145 </text:p>
            <text:p> dna/rna shield</text:p>
          </table:table-cell>
          <table:table-cell office:value-type="string" calcext:value-type="string">
            <text:p>HatchPLarv 2021 </text:p>
            <text:p> Tube # 0162 </text:p>
            <text:p> dna/rna shield</text:p>
          </table:table-cell>
          <table:table-cell office:value-type="string" calcext:value-type="string">
            <text:p>HatchPLarv 2021 </text:p>
            <text:p> Tube # 0179 </text:p>
            <text:p> dna/rna shield</text:p>
          </table:table-cell>
          <table:table-cell office:value-type="string" calcext:value-type="string">
            <text:p>HatchPLarv 2021 </text:p>
            <text:p> Tube # 0196 </text:p>
            <text:p> dna/rna shield</text:p>
          </table:table-cell>
          <table:table-cell office:value-type="string" calcext:value-type="string">
            <text:p>HatchPLarv 2021 </text:p>
            <text:p> Tube # 0213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2 </text:p>
            <text:p> dna/rna shield</text:p>
          </table:table-cell>
          <table:table-cell office:value-type="string" calcext:value-type="string">
            <text:p>HatchPLarv 2021 </text:p>
            <text:p> Tube # 0129 </text:p>
            <text:p> dna/rna shield</text:p>
          </table:table-cell>
          <table:table-cell office:value-type="string" calcext:value-type="string">
            <text:p>HatchPLarv 2021 </text:p>
            <text:p> Tube # 0146 </text:p>
            <text:p> dna/rna shield</text:p>
          </table:table-cell>
          <table:table-cell office:value-type="string" calcext:value-type="string">
            <text:p>HatchPLarv 2021 </text:p>
            <text:p> Tube # 0163 </text:p>
            <text:p> dna/rna shield</text:p>
          </table:table-cell>
          <table:table-cell office:value-type="string" calcext:value-type="string">
            <text:p>HatchPLarv 2021 </text:p>
            <text:p> Tube # 0180 </text:p>
            <text:p> dna/rna shield</text:p>
          </table:table-cell>
          <table:table-cell office:value-type="string" calcext:value-type="string">
            <text:p>HatchPLarv 2021 </text:p>
            <text:p> Tube # 0197 </text:p>
            <text:p> dna/rna shield</text:p>
          </table:table-cell>
          <table:table-cell office:value-type="string" calcext:value-type="string">
            <text:p>HatchPLarv 2021 </text:p>
            <text:p> Tube # 0214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3 </text:p>
            <text:p> dna/rna shield</text:p>
          </table:table-cell>
          <table:table-cell office:value-type="string" calcext:value-type="string">
            <text:p>HatchPLarv 2021 </text:p>
            <text:p> Tube # 0130 </text:p>
            <text:p> dna/rna shield</text:p>
          </table:table-cell>
          <table:table-cell office:value-type="string" calcext:value-type="string">
            <text:p>HatchPLarv 2021 </text:p>
            <text:p> Tube # 0147 </text:p>
            <text:p> dna/rna shield</text:p>
          </table:table-cell>
          <table:table-cell office:value-type="string" calcext:value-type="string">
            <text:p>HatchPLarv 2021 </text:p>
            <text:p> Tube # 0164 </text:p>
            <text:p> dna/rna shield</text:p>
          </table:table-cell>
          <table:table-cell office:value-type="string" calcext:value-type="string">
            <text:p>HatchPLarv 2021 </text:p>
            <text:p> Tube # 0181 </text:p>
            <text:p> dna/rna shield</text:p>
          </table:table-cell>
          <table:table-cell office:value-type="string" calcext:value-type="string">
            <text:p>HatchPLarv 2021 </text:p>
            <text:p> Tube # 0198 </text:p>
            <text:p> dna/rna shield</text:p>
          </table:table-cell>
          <table:table-cell office:value-type="string" calcext:value-type="string">
            <text:p>HatchPLarv 2021 </text:p>
            <text:p> Tube # 0215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4 </text:p>
            <text:p> dna/rna shield</text:p>
          </table:table-cell>
          <table:table-cell office:value-type="string" calcext:value-type="string">
            <text:p>HatchPLarv 2021 </text:p>
            <text:p> Tube # 0131 </text:p>
            <text:p> dna/rna shield</text:p>
          </table:table-cell>
          <table:table-cell office:value-type="string" calcext:value-type="string">
            <text:p>HatchPLarv 2021 </text:p>
            <text:p> Tube # 0148 </text:p>
            <text:p> dna/rna shield</text:p>
          </table:table-cell>
          <table:table-cell office:value-type="string" calcext:value-type="string">
            <text:p>HatchPLarv 2021 </text:p>
            <text:p> Tube # 0165 </text:p>
            <text:p> dna/rna shield</text:p>
          </table:table-cell>
          <table:table-cell office:value-type="string" calcext:value-type="string">
            <text:p>HatchPLarv 2021 </text:p>
            <text:p> Tube # 0182 </text:p>
            <text:p> dna/rna shield</text:p>
          </table:table-cell>
          <table:table-cell office:value-type="string" calcext:value-type="string">
            <text:p>HatchPLarv 2021 </text:p>
            <text:p> Tube # 0199 </text:p>
            <text:p> dna/rna shield</text:p>
          </table:table-cell>
          <table:table-cell office:value-type="string" calcext:value-type="string">
            <text:p>HatchPLarv 2021 </text:p>
            <text:p> Tube # 0216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5 </text:p>
            <text:p> dna/rna shield</text:p>
          </table:table-cell>
          <table:table-cell office:value-type="string" calcext:value-type="string">
            <text:p>HatchPLarv 2021 </text:p>
            <text:p> Tube # 0132 </text:p>
            <text:p> dna/rna shield</text:p>
          </table:table-cell>
          <table:table-cell office:value-type="string" calcext:value-type="string">
            <text:p>HatchPLarv 2021 </text:p>
            <text:p> Tube # 0149 </text:p>
            <text:p> dna/rna shield</text:p>
          </table:table-cell>
          <table:table-cell office:value-type="string" calcext:value-type="string">
            <text:p>HatchPLarv 2021 </text:p>
            <text:p> Tube # 0166 </text:p>
            <text:p> dna/rna shield</text:p>
          </table:table-cell>
          <table:table-cell office:value-type="string" calcext:value-type="string">
            <text:p>HatchPLarv 2021 </text:p>
            <text:p> Tube # 0183 </text:p>
            <text:p> dna/rna shield</text:p>
          </table:table-cell>
          <table:table-cell office:value-type="string" calcext:value-type="string">
            <text:p>HatchPLarv 2021 </text:p>
            <text:p> Tube # 0200 </text:p>
            <text:p> dna/rna shield</text:p>
          </table:table-cell>
          <table:table-cell office:value-type="string" calcext:value-type="string">
            <text:p>HatchPLarv 2021 </text:p>
            <text:p> Tube # 0217 </text:p>
            <text:p> dna/rna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chPLarv 2021 </text:p>
            <text:p> Tube # 0116 </text:p>
            <text:p> dna/rna shield</text:p>
          </table:table-cell>
          <table:table-cell office:value-type="string" calcext:value-type="string">
            <text:p>HatchPLarv 2021 </text:p>
            <text:p> Tube # 0133 </text:p>
            <text:p> dna/rna shield</text:p>
          </table:table-cell>
          <table:table-cell office:value-type="string" calcext:value-type="string">
            <text:p>HatchPLarv 2021 </text:p>
            <text:p> Tube # 0150 </text:p>
            <text:p> dna/rna shield</text:p>
          </table:table-cell>
          <table:table-cell office:value-type="string" calcext:value-type="string">
            <text:p>HatchPLarv 2021 </text:p>
            <text:p> Tube # 0167 </text:p>
            <text:p> dna/rna shield</text:p>
          </table:table-cell>
          <table:table-cell office:value-type="string" calcext:value-type="string">
            <text:p>HatchPLarv 2021 </text:p>
            <text:p> Tube # 0184 </text:p>
            <text:p> dna/rna shield</text:p>
          </table:table-cell>
          <table:table-cell office:value-type="string" calcext:value-type="string">
            <text:p>HatchPLarv 2021 </text:p>
            <text:p> Tube # 0201 </text:p>
            <text:p> dna/rna shield</text:p>
          </table:table-cell>
          <table:table-cell office:value-type="string" calcext:value-type="string">
            <text:p>HatchPLarv 2021 </text:p>
            <text:p> Tube # 0218 </text:p>
            <text:p> dna/rna shield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6pt" fo:margin-bottom="7.2pt" fo:margin-left="36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1-05-20T13:39:20.670941835</meta:print-date>
    <dc:date>2021-05-20T13:39:30.871271395</dc:date>
    <meta:editing-duration>PT2M33S</meta:editing-duration>
    <meta:editing-cycles>1</meta:editing-cycles>
    <meta:document-statistic meta:table-count="1" meta:cell-count="119" meta:object-count="0"/>
    <meta:generator>LibreOffice/6.0.7.3$Linux_X86_64 LibreOffice_project/00m0$Build-3</meta:generator>
  </office:meta>
</office:document-meta>
</file>